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/>
    </style:style>
    <style:style style:name="T3" style:parent-style-name="DefaultParagraphFont" style:family="text">
      <style:text-properties fo:background-color="#FFFF00"/>
    </style:style>
    <style:style style:name="T4" style:parent-style-name="DefaultParagraphFont" style:family="text">
      <style:text-properties fo:background-color="#FFFF00"/>
    </style:style>
    <style:style style:name="T5" style:parent-style-name="DefaultParagraphFont" style:family="text">
      <style:text-properties fo:background-color="#FFFF00"/>
    </style:style>
    <style:style style:name="T6" style:parent-style-name="DefaultParagraphFont" style:family="text">
      <style:text-properties fo:background-color="#FFFF00"/>
    </style:style>
    <style:style style:name="T7" style:parent-style-name="DefaultParagraphFont" style:family="text">
      <style:text-properties fo:background-color="#FFFF00"/>
    </style:style>
    <style:style style:name="T8" style:parent-style-name="DefaultParagraphFont" style:family="text">
      <style:text-properties fo:background-color="#FFFF00"/>
    </style:style>
    <style:style style:name="T9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<text:span text:style-name="T2">MySQL Intermediate26/1/23 and 27/1/23</text:span></text:p>
      <text:p text:style-name="Normal">select * from tutorial.aapl_historical_stock_price</text:p>
      <text:p text:style-name="Normal"><text:span text:style-name="T3">--count function</text:span></text:p>
      <text:p text:style-name="Normal">select count(low) as low</text:p>
      <text:p text:style-name="Normal">from tutorial.aapl_historical_stock_price<text:s/></text:p>
      <text:p text:style-name="Normal">select count(date) as date</text:p>
      <text:p text:style-name="Normal">from tutorial.aapl_historical_stock_price</text:p>
      <text:p text:style-name="Normal">select count(date),</text:p>
      <text:p text:style-name="Normal">count(year),count(month),count(open)</text:p>
      <text:p text:style-name="Normal">from tutorial.aapl_historical_stock_price</text:p>
      <text:p text:style-name="Normal"><text:span text:style-name="T4">--avg</text:span></text:p>
      <text:p text:style-name="Normal">select avg(open) as Openingprice</text:p>
      <text:p text:style-name="Normal">from tutorial.aapl_historical_stock_price</text:p>
      <text:p text:style-name="Normal">select avg(volume) as volume</text:p>
      <text:p text:style-name="Normal">from tutorial.aapl_historical_stock_price</text:p>
      <text:p text:style-name="Normal"><text:span text:style-name="T5">--min</text:span></text:p>
      <text:p text:style-name="Normal">select min(low) as Loweststockprice</text:p>
      <text:p text:style-name="Normal">from tutorial.aapl_historical_stock_price</text:p>
      <text:p text:style-name="Normal"><text:span text:style-name="T6">--max</text:span></text:p>
      <text:p text:style-name="Normal">select max(high)</text:p>
      <text:p text:style-name="Normal">from tutorial.aapl_historical_stock_price</text:p>
      <text:p text:style-name="Normal">select max(close-open) as max</text:p>
      <text:p text:style-name="Normal">from tutorial.aapl_historical_stock_price</text:p>
      <text:p text:style-name="Normal"><text:span text:style-name="T7">--group by</text:span></text:p>
      <text:p text:style-name="Normal">select year,month,sum(volume)</text:p>
      <text:p text:style-name="Normal">from tutorial.aapl_historical_stock_price</text:p>
      <text:p text:style-name="Normal">group by year,month</text:p>
      <text:p text:style-name="Normal">order by year,month<text:s/></text:p>
      <text:p text:style-name="Normal">select year,avg(close-open)</text:p>
      <text:p text:style-name="Normal">from tutorial.aapl_historical_stock_price</text:p>
      <text:p text:style-name="Normal">group by year</text:p>
      <text:soft-page-break/>
      <text:p text:style-name="Normal">select year,min(low) as low, max(high) as high</text:p>
      <text:p text:style-name="Normal">from tutorial.aapl_historical_stock_price</text:p>
      <text:p text:style-name="Normal">group by year</text:p>
      <text:p text:style-name="Normal"/>
      <text:p text:style-name="Normal"><text:span text:style-name="T8">--having by</text:span></text:p>
      <text:p text:style-name="Normal">select year,month,Max(high) as high</text:p>
      <text:p text:style-name="Normal">from tutorial.aapl_historical_stock_price</text:p>
      <text:p text:style-name="Normal">group by year,month</text:p>
      <text:p text:style-name="Normal">having max(high)&gt;300</text:p>
      <text:p text:style-name="Normal"><text:span text:style-name="T9">--case</text:span></text:p>
      <text:p text:style-name="Normal">select player_name,year,state,</text:p>
      <text:p text:style-name="Normal">case when year='SO' then 'Yes'</text:p>
      <text:p text:style-name="Normal">else Null<text:s/></text:p>
      <text:p text:style-name="Normal">end as senior_office</text:p>
      <text:p text:style-name="Normal">from benn.college_football_players</text:p>
      <text:p text:style-name="Normal"/>
      <text:p text:style-name="Normal">select player_name,state,</text:p>
      <text:p text:style-name="Normal">case when state='CA' then 'Yes'</text:p>
      <text:p text:style-name="Normal">else Null end as From_California</text:p>
      <text:p text:style-name="Normal">from benn.college_football_players</text:p>
      <text:p text:style-name="Normal">order by from_california</text:p>
      <text:p text:style-name="Normal"/>
      <text:p text:style-name="Normal">--Joins</text:p>
      <text:p text:style-name="Normal">--Inner join</text:p>
      <text:p text:style-name="Normal"/>
      <text:p text:style-name="Normal">select * from benn.college_football_players</text:p>
      <text:p text:style-name="Normal">select * from benn.college_football_teams</text:p>
      <text:p text:style-name="Normal"/>
      <text:p text:style-name="Normal">select <text:s/>players.player_name,players.school_name,teams.conference from benn.college_football_players as players</text:p>
      <text:p text:style-name="Normal">join benn.college_football_teams as teams</text:p>
      <text:soft-page-break/>
      <text:p text:style-name="Normal">on players.school_name=teams.school_name</text:p>
      <text:p text:style-name="Normal">where teams.division='FBS (Division I-A Teams)'</text:p>
      <text:p text:style-name="Normal"/>
      <text:p text:style-name="Normal">--Outer join</text:p>
      <text:p text:style-name="Normal"/>
      <text:p text:style-name="Normal">select * from tutorial.crunchbase_companies</text:p>
      <text:p text:style-name="Normal">select * from tutorial.crunchbase_acquisitions</text:p>
      <text:p text:style-name="Normal"/>
      <text:p text:style-name="Normal">--Inner join</text:p>
      <text:p text:style-name="Normal"/>
      <text:p text:style-name="Normal">select C.permalink,C.name,A.company_permalink,A.acquired_at from tutorial.crunchbase_companies as C join tutorial.crunchbase_acquisitions as A</text:p>
      <text:p text:style-name="Normal">on C.permalink=A.company_permalink</text:p>
      <text:p text:style-name="Normal"/>
      <text:p text:style-name="Normal">--Left Join</text:p>
      <text:p text:style-name="Normal">select C.permalink,C.name,A.company_permalink,A.acquired_at from tutorial.crunchbase_companies as C Left join tutorial.crunchbase_acquisitions as A</text:p>
      <text:p text:style-name="Normal">on C.permalink=A.company_permalink</text:p>
      <text:p text:style-name="Normal"/>
      <text:p text:style-name="Normal">--right join</text:p>
      <text:p text:style-name="Normal">select C.permalink,C.name,A.company_permalink,A.acquired_at from tutorial.crunchbase_companies as C right join tutorial.crunchbase_acquisitions as A</text:p>
      <text:p text:style-name="Normal">on C.permalink=A.company_permalink</text:p>
      <text:p text:style-name="Normal"/>
      <text:p text:style-name="Normal">--Left Join with where clause</text:p>
      <text:p text:style-name="Normal"/>
      <text:p text:style-name="Normal">select C.name,C.status,count(distinct I.investor_name) as Investor</text:p>
      <text:p text:style-name="Normal">from tutorial.crunchbase_companies as C</text:p>
      <text:p text:style-name="Normal">left join tutorial.crunchbase_investments as I</text:p>
      <text:p text:style-name="Normal">on C.permalink=I.company_permalink</text:p>
      <text:p text:style-name="Normal">where C.state_code='NY'</text:p>
      <text:p text:style-name="Normal">group by 1,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vi ramasamy</meta:initial-creator>
    <dc:creator>devi ramasamy</dc:creator>
    <meta:creation-date>2023-01-27T11:21:00Z</meta:creation-date>
    <dc:date>2023-01-27T13:13:00Z</dc:date>
    <meta:template xlink:href="Normal" xlink:type="simple"/>
    <meta:editing-cycles>4</meta:editing-cycles>
    <meta:editing-duration>PT6720S</meta:editing-duration>
    <meta:document-statistic meta:page-count="3" meta:paragraph-count="5" meta:word-count="410" meta:character-count="2744" meta:row-count="19" meta:non-whitespace-character-count="2339"/>
  </office:meta>
</office:document-meta>
</file>